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gestellung</text:p>
      <text:p text:style-name="Standard"/>
      <text:p text:style-name="Standard">Invasive Art Einfluss Qualitativ und Quantitativ Veränderung durch Impaktereignisse</text:p>
      <text:p text:style-name="Standard"/>
      <text:p text:style-name="Standard">Hat die Globalisierung einen Einfluss auf Anzahl und Intensität von Eingriffen durch invasive Arten.</text:p>
      <text:p text:style-name="Standard"/>
      <text:p text:style-name="Standard">Definition: Invasive Art Diskussion Trennung „negative“ Folgen vs natürlcihe einnahme von Nischen</text:p>
      <text:p text:style-name="Standard"/>
      <text:p text:style-name="Standard">Konzept: Wie funktoniert invasive Art, Herunft Verbreitungsmedium</text:p>
      <text:p text:style-name="Standard"/>
      <text:p text:style-name="Standard">Fragestellung: Veränderung der Anzahl von IA im zeitlichen Verlauf (Antropzen)</text:p>
      <text:p text:style-name="Standard">Veränderung der qualitativen einflüsse durch IA</text:p>
      <text:p text:style-name="Standard"/>
      <text:p text:style-name="Standard">Hypothese: Durch die Globaloerung hat sich die Anzahl an IA sprunghaft erhöht</text:p>
      <text:p text:style-name="Standard">Durch G kommt es vermehrt zu invasiven Arten mit deutlichen Einflussen auf die Ökosysteme → insbesondere Predatoren.</text:p>
      <text:p text:style-name="Standard"/>
      <text:p text:style-name="Standard">Kritik an bioengenieer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5T10:13:04.26</meta:creation-date>
    <meta:document-statistic meta:table-count="0" meta:image-count="0" meta:object-count="0" meta:page-count="1" meta:paragraph-count="10" meta:word-count="91" meta:character-count="702"/>
    <dc:date>2018-11-16T08:18:51.88</dc:date>
    <meta:editing-duration>PT21H50M37S</meta:editing-duration>
    <meta:editing-cycles>1</meta:editing-cycles>
    <meta:generator>OpenOffice/4.1.3$Win32 OpenOffice.org_project/413m1$Build-9783</meta:generator>
  </office:meta>
</office:document-meta>
</file>